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olh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Local</text:p>
          </table:table-cell>
          <table:table-cell office:value-type="string">
            <text:p>Sector</text:p>
          </table:table-cell>
          <table:table-cell office:value-type="string">
            <text:p>IP</text:p>
          </table:table-cell>
          <table:table-cell office:value-type="string">
            <text:p>Modelo</text:p>
          </table:table-cell>
          <table:table-cell office:value-type="string">
            <text:p>Nº Serie</text:p>
          </table:table-cell>
          <table:table-cell office:value-type="string">
            <text:p>ContadorCOR</text:p>
          </table:table-cell>
          <table:table-cell office:value-type="string">
            <text:p>ContadorPB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lbufeira</text:p>
          </table:table-cell>
          <table:table-cell office:value-type="string">
            <text:p>Armazé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float" office:value="3832755205">
            <text:p>3832755205</text:p>
          </table:table-cell>
          <table:table-cell/>
          <table:table-cell office:value-type="float" office:value="111376">
            <text:p>111376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office:value-type="string">
            <text:p>ARU334946</text:p>
          </table:table-cell>
          <table:table-cell/>
          <table:table-cell office:value-type="float" office:value="65309">
            <text:p>65309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5.92</text:p>
          </table:table-cell>
          <table:table-cell office:value-type="string">
            <text:p>XeroxPhaser4510</text:p>
          </table:table-cell>
          <table:table-cell office:value-type="string">
            <text:p>ARU335130</text:p>
          </table:table-cell>
          <table:table-cell/>
          <table:table-cell office:value-type="float" office:value="4452">
            <text:p>4452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office:value-type="string">
            <text:p>ARU334950</text:p>
          </table:table-cell>
          <table:table-cell/>
          <table:table-cell office:value-type="float" office:value="396658">
            <text:p>396658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office:value-type="string">
            <text:p>ARU335129</text:p>
          </table:table-cell>
          <table:table-cell/>
          <table:table-cell office:value-type="float" office:value="112202">
            <text:p>11220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1</text:p>
          </table:table-cell>
          <table:table-cell office:value-type="string">
            <text:p>XeroxPhaser4510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4.80</text:p>
          </table:table-cell>
          <table:table-cell office:value-type="string">
            <text:p>XeroxWorkCentre7345</text:p>
          </table:table-cell>
          <table:table-cell office:value-type="float" office:value="3526629581">
            <text:p>3526629581</text:p>
          </table:table-cell>
          <table:table-cell office:value-type="float" office:value="146120">
            <text:p>146120</text:p>
          </table:table-cell>
          <table:table-cell office:value-type="float" office:value="54610">
            <text:p>54610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192.168.124.83</text:p>
          </table:table-cell>
          <table:table-cell office:value-type="string">
            <text:p>XeroxWorkCenterPro</text:p>
          </table:table-cell>
          <table:table-cell office:value-type="float" office:value="3116623411">
            <text:p>3116623411</text:p>
          </table:table-cell>
          <table:table-cell office:value-type="float" office:value="495013">
            <text:p>495013</text:p>
          </table:table-cell>
          <table:table-cell office:value-type="float" office:value="253302">
            <text:p>253302</text:p>
          </table:table-cell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table:style-name="ce2" office:value-type="string">
            <text:p>192.168.124.150</text:p>
          </table:table-cell>
          <table:table-cell office:value-type="string">
            <text:p>XeroxWorkCentreM24</text:p>
          </table:table-cell>
          <table:table-cell office:value-type="float" office:value="890271">
            <text:p>890271</text:p>
          </table:table-cell>
          <table:table-cell office:value-type="float" office:value="136282">
            <text:p>136282</text:p>
          </table:table-cell>
          <table:table-cell office:value-type="float" office:value="222876">
            <text:p>222876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2" office:value-type="string">
            <text:p>192.168.125.10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2" office:value-type="string">
            <text:p>192.168.125.18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cozelo</text:p>
          </table:table-cell>
          <table:table-cell/>
          <table:table-cell table:style-name="ce2" office:value-type="string">
            <text:p>192.168.124.15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office:value-type="string">
            <text:p>GPX116236</text:p>
          </table:table-cell>
          <table:table-cell/>
          <table:table-cell office:value-type="float" office:value="107586">
            <text:p>107586</text:p>
          </table:table-cell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float" office:value="3832755000">
            <text:p>3832755000</text:p>
          </table:table-cell>
          <table:table-cell/>
          <table:table-cell office:value-type="float" office:value="270948">
            <text:p>270948</text:p>
          </table:table-cell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192.168.4.83</text:p>
          </table:table-cell>
          <table:table-cell office:value-type="string">
            <text:p>XeroxPhaser3635MFP</text:p>
          </table:table-cell>
          <table:table-cell office:value-type="float" office:value="3832754578">
            <text:p>3832754578</text:p>
          </table:table-cell>
          <table:table-cell/>
          <table:table-cell office:value-type="float" office:value="221680">
            <text:p>221680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192.168.4.91</text:p>
          </table:table-cell>
          <table:table-cell office:value-type="string">
            <text:p>XeroxPhaser4510</text:p>
          </table:table-cell>
          <table:table-cell office:value-type="string">
            <text:p>ARU334947</text:p>
          </table:table-cell>
          <table:table-cell/>
          <table:table-cell office:value-type="float" office:value="83776">
            <text:p>83776</text:p>
          </table:table-cell>
        </table:table-row>
        <table:table-row table:style-name="ro1">
          <table:table-cell office:value-type="string">
            <text:p>Armazém Cancela</text:p>
          </table:table-cell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rmazém Loures</text:p>
          </table:table-cell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office:value-type="string">
            <text:p>ARU326562</text:p>
          </table:table-cell>
          <table:table-cell/>
          <table:table-cell office:value-type="float" office:value="45061">
            <text:p>45061</text:p>
          </table:table-cell>
        </table:table-row>
        <table:table-row table:style-name="ro1">
          <table:table-cell office:value-type="string">
            <text:p>Armazém Marnosso</text:p>
          </table:table-cell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veiro II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float" office:value="3312818433">
            <text:p>3312818433</text:p>
          </table:table-cell>
          <table:table-cell office:value-type="float" office:value="192139">
            <text:p>192139</text:p>
          </table:table-cell>
          <table:table-cell office:value-type="float" office:value="255092">
            <text:p>255092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arreiro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float" office:value="3320044315">
            <text:p>3320044315</text:p>
          </table:table-cell>
          <table:table-cell office:value-type="float" office:value="84844">
            <text:p>84844</text:p>
          </table:table-cell>
          <table:table-cell office:value-type="float" office:value="64022">
            <text:p>64022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raga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float" office:value="3312776439">
            <text:p>3312776439</text:p>
          </table:table-cell>
          <table:table-cell office:value-type="float" office:value="220806">
            <text:p>220806</text:p>
          </table:table-cell>
          <table:table-cell office:value-type="float" office:value="313872">
            <text:p>313872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Caldas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float" office:value="3312859172">
            <text:p>3312859172</text:p>
          </table:table-cell>
          <table:table-cell office:value-type="float" office:value="200181">
            <text:p>200181</text:p>
          </table:table-cell>
          <table:table-cell office:value-type="float" office:value="177951">
            <text:p>177951</text:p>
          </table:table-cell>
        </table:table-row>
        <table:table-row table:style-name="ro1" table:visibility="filter">
          <table:table-cell office:value-type="string">
            <text:p>Caldas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float" office:value="3832758565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 table:visibility="filter">
          <table:table-cell office:value-type="string">
            <text:p>Carvalhos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float" office:value="3312776382">
            <text:p>3312776382</text:p>
          </table:table-cell>
          <table:table-cell office:value-type="float" office:value="155136">
            <text:p>155136</text:p>
          </table:table-cell>
          <table:table-cell office:value-type="float" office:value="177445">
            <text:p>17744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ragão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float" office:value="3312728540">
            <text:p>3312728540</text:p>
          </table:table-cell>
          <table:table-cell office:value-type="float" office:value="230343">
            <text:p>230343</text:p>
          </table:table-cell>
          <table:table-cell office:value-type="float" office:value="312414">
            <text:p>312414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/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Ermesinde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float" office:value="3320058561">
            <text:p>3320058561</text:p>
          </table:table-cell>
          <table:table-cell office:value-type="float" office:value="87414">
            <text:p>87414</text:p>
          </table:table-cell>
          <table:table-cell office:value-type="float" office:value="44021">
            <text:p>44021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amalicão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float" office:value="3312776463">
            <text:p>3312776463</text:p>
          </table:table-cell>
          <table:table-cell office:value-type="float" office:value="258087">
            <text:p>258087</text:p>
          </table:table-cell>
          <table:table-cell office:value-type="float" office:value="225542">
            <text:p>225542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Faro</text:p>
          </table:table-cell>
          <table:table-cell/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float" office:value="3963253060">
            <text:p>3963253060</text:p>
          </table:table-cell>
          <table:table-cell/>
          <table:table-cell office:value-type="float" office:value="3940">
            <text:p>3940</text:p>
          </table:table-cell>
        </table:table-row>
        <table:table-row table:style-name="ro1" table:visibility="filter">
          <table:table-cell office:value-type="string">
            <text:p>Fórum Coimbra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float" office:value="3312839660">
            <text:p>3312839660</text:p>
          </table:table-cell>
          <table:table-cell office:value-type="float" office:value="190967">
            <text:p>190967</text:p>
          </table:table-cell>
          <table:table-cell office:value-type="float" office:value="165286">
            <text:p>165286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Gaia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float" office:value="3312730200">
            <text:p>3312730200</text:p>
          </table:table-cell>
          <table:table-cell office:value-type="float" office:value="208387">
            <text:p>208387</text:p>
          </table:table-cell>
          <table:table-cell office:value-type="float" office:value="237098">
            <text:p>237098</text:p>
          </table:table-cell>
        </table:table-row>
        <table:table-row table:style-name="ro1" table:visibility="filter">
          <table:table-cell office:value-type="string">
            <text:p>Gaia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float" office:value="3832761027">
            <text:p>3832761027</text:p>
          </table:table-cell>
          <table:table-cell/>
          <table:table-cell office:value-type="float" office:value="29854">
            <text:p>29854</text:p>
          </table:table-cell>
        </table:table-row>
        <table:table-row table:style-name="ro1" table:visibility="filter">
          <table:table-cell office:value-type="string">
            <text:p>Guimarães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float" office:value="3312839244">
            <text:p>3312839244</text:p>
          </table:table-cell>
          <table:table-cell office:value-type="float" office:value="242705">
            <text:p>242705</text:p>
          </table:table-cell>
          <table:table-cell office:value-type="float" office:value="234628">
            <text:p>234628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eiria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float" office:value="3312784423">
            <text:p>3312784423</text:p>
          </table:table-cell>
          <table:table-cell office:value-type="float" office:value="219972">
            <text:p>219972</text:p>
          </table:table-cell>
          <table:table-cell office:value-type="float" office:value="208322">
            <text:p>208322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Loures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float" office:value="3312705990">
            <text:p>3312705990</text:p>
          </table:table-cell>
          <table:table-cell office:value-type="float" office:value="222900">
            <text:p>222900</text:p>
          </table:table-cell>
          <table:table-cell office:value-type="float" office:value="218765">
            <text:p>218765</text:p>
          </table:table-cell>
        </table:table-row>
        <table:table-row table:style-name="ro1" table:visibility="filter">
          <table:table-cell office:value-type="string">
            <text:p>Loures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float" office:value="3832753121">
            <text:p>3832753121</text:p>
          </table:table-cell>
          <table:table-cell/>
          <table:table-cell office:value-type="float" office:value="63426">
            <text:p>63426</text:p>
          </table:table-cell>
        </table:table-row>
        <table:table-row table:style-name="ro1" table:visibility="filter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float" office:value="3312803347">
            <text:p>3312803347</text:p>
          </table:table-cell>
          <table:table-cell office:value-type="float" office:value="208799">
            <text:p>208799</text:p>
          </table:table-cell>
          <table:table-cell office:value-type="float" office:value="357171">
            <text:p>357171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float" office:value="3312800151">
            <text:p>3312800151</text:p>
          </table:table-cell>
          <table:table-cell office:value-type="float" office:value="216767">
            <text:p>216767</text:p>
          </table:table-cell>
          <table:table-cell office:value-type="float" office:value="260850">
            <text:p>260850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fra</text:p>
          </table:table-cell>
          <table:table-cell table:number-columns-repeated="6"/>
        </table:table-row>
        <table:table-row table:style-name="ro1">
          <table:table-cell office:value-type="string">
            <text:p>Mafra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ia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float" office:value="3312839597">
            <text:p>3312839597</text:p>
          </table:table-cell>
          <table:table-cell office:value-type="float" office:value="307885">
            <text:p>307885</text:p>
          </table:table-cell>
          <table:table-cell office:value-type="float" office:value="411898">
            <text:p>411898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ia</text:p>
          </table:table-cell>
          <table:table-cell office:value-type="string">
            <text:p>TIC</text:p>
          </table:table-cell>
          <table:table-cell office:value-type="string">
            <text:p>192.168.72.83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arshopping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float" office:value="3312626410">
            <text:p>3312626410</text:p>
          </table:table-cell>
          <table:table-cell office:value-type="float" office:value="244094">
            <text:p>244094</text:p>
          </table:table-cell>
          <table:table-cell office:value-type="float" office:value="372871">
            <text:p>37287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/>
          <table:table-cell office:value-type="string">
            <text:p>192.168.69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Mondego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float" office:value="3312818000">
            <text:p>3312818000</text:p>
          </table:table-cell>
          <table:table-cell office:value-type="float" office:value="160701">
            <text:p>160701</text:p>
          </table:table-cell>
          <table:table-cell office:value-type="float" office:value="155735">
            <text:p>155735</text:p>
          </table:table-cell>
        </table:table-row>
        <table:table-row table:style-name="ro1" table:visibility="filter">
          <table:table-cell office:value-type="string">
            <text:p>Mondego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float" office:value="3832753040">
            <text:p>3832753040</text:p>
          </table:table-cell>
          <table:table-cell/>
          <table:table-cell office:value-type="float" office:value="62491">
            <text:p>62491</text:p>
          </table:table-cell>
        </table:table-row>
        <table:table-row table:style-name="ro1" table:visibility="filter">
          <table:table-cell office:value-type="string">
            <text:p>Montijo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float" office:value="3312819073">
            <text:p>3312819073</text:p>
          </table:table-cell>
          <table:table-cell office:value-type="float" office:value="199077">
            <text:p>199077</text:p>
          </table:table-cell>
          <table:table-cell office:value-type="float" office:value="187006">
            <text:p>187006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NorteShopping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float" office:value="3312839104">
            <text:p>3312839104</text:p>
          </table:table-cell>
          <table:table-cell office:value-type="float" office:value="181758">
            <text:p>181758</text:p>
          </table:table-cell>
          <table:table-cell office:value-type="float" office:value="273753">
            <text:p>273753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Olivais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float" office:value="3312862602">
            <text:p>3312862602</text:p>
          </table:table-cell>
          <table:table-cell office:value-type="float" office:value="199683">
            <text:p>199683</text:p>
          </table:table-cell>
          <table:table-cell office:value-type="float" office:value="240205">
            <text:p>240205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Ovar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float" office:value="3312818930">
            <text:p>3312818930</text:p>
          </table:table-cell>
          <table:table-cell office:value-type="float" office:value="183271">
            <text:p>183271</text:p>
          </table:table-cell>
          <table:table-cell office:value-type="float" office:value="214101">
            <text:p>214101</text:p>
          </table:table-cell>
        </table:table-row>
        <table:table-row table:style-name="ro1" table:visibility="filter">
          <table:table-cell office:value-type="string">
            <text:p>Ovar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float" office:value="3832761116">
            <text:p>3832761116</text:p>
          </table:table-cell>
          <table:table-cell/>
          <table:table-cell office:value-type="float" office:value="30628">
            <text:p>30628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Portimão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Porto De Mos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float" office:value="3320044056">
            <text:p>3320044056</text:p>
          </table:table-cell>
          <table:table-cell office:value-type="float" office:value="53252">
            <text:p>53252</text:p>
          </table:table-cell>
          <table:table-cell office:value-type="float" office:value="26936">
            <text:p>26936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. Miguel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float" office:value="3312818255">
            <text:p>3312818255</text:p>
          </table:table-cell>
          <table:table-cell office:value-type="float" office:value="185291">
            <text:p>185291</text:p>
          </table:table-cell>
          <table:table-cell office:value-type="float" office:value="275636">
            <text:p>275636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antarém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float" office:value="3312819138">
            <text:p>3312819138</text:p>
          </table:table-cell>
          <table:table-cell office:value-type="float" office:value="196951">
            <text:p>196951</text:p>
          </table:table-cell>
          <table:table-cell office:value-type="float" office:value="178088">
            <text:p>178088</text:p>
          </table:table-cell>
        </table:table-row>
        <table:table-row table:style-name="ro1" table:visibility="filter">
          <table:table-cell office:value-type="string">
            <text:p>Santarém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float" office:value="3832758816">
            <text:p>3832758816</text:p>
          </table:table-cell>
          <table:table-cell/>
          <table:table-cell office:value-type="float" office:value="48917">
            <text:p>48917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table:number-columns-repeated="3"/>
        </table:table-row>
        <table:table-row table:style-name="ro1">
          <table:table-cell office:value-type="string">
            <text:p>Setúbal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intra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float" office:value="3312775963">
            <text:p>3312775963</text:p>
          </table:table-cell>
          <table:table-cell office:value-type="float" office:value="273380">
            <text:p>273380</text:p>
          </table:table-cell>
          <table:table-cell office:value-type="float" office:value="357367">
            <text:p>357367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Sintra</text:p>
          </table:table-cell>
          <table:table-cell/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float" office:value="3963253043">
            <text:p>3963253043</text:p>
          </table:table-cell>
          <table:table-cell/>
          <table:table-cell office:value-type="float" office:value="5841">
            <text:p>5841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Terceira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ondela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float" office:value="3312839570">
            <text:p>3312839570</text:p>
          </table:table-cell>
          <table:table-cell office:value-type="float" office:value="137732">
            <text:p>137732</text:p>
          </table:table-cell>
          <table:table-cell office:value-type="float" office:value="198360">
            <text:p>198360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Torres Novas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float" office:value="3312836202">
            <text:p>3312836202</text:p>
          </table:table-cell>
          <table:table-cell office:value-type="float" office:value="175092">
            <text:p>175092</text:p>
          </table:table-cell>
          <table:table-cell office:value-type="float" office:value="162712">
            <text:p>162712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Viana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float" office:value="3312839619">
            <text:p>3312839619</text:p>
          </table:table-cell>
          <table:table-cell office:value-type="float" office:value="219451">
            <text:p>219451</text:p>
          </table:table-cell>
          <table:table-cell office:value-type="float" office:value="244761">
            <text:p>244761</text:p>
          </table:table-cell>
        </table:table-row>
        <table:table-row table:style-name="ro1" table:visibility="filter">
          <table:table-cell office:value-type="string">
            <text:p>Viana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float" office:value="3832756449">
            <text:p>3832756449</text:p>
          </table:table-cell>
          <table:table-cell/>
          <table:table-cell office:value-type="float" office:value="49655">
            <text:p>49655</text:p>
          </table:table-cell>
        </table:table-row>
        <table:table-row table:style-name="ro1" table:visibility="filter">
          <table:table-cell office:value-type="string">
            <text:p>Vila Real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float" office:value="3312839023">
            <text:p>3312839023</text:p>
          </table:table-cell>
          <table:table-cell office:value-type="float" office:value="236687">
            <text:p>236687</text:p>
          </table:table-cell>
          <table:table-cell office:value-type="float" office:value="276079">
            <text:p>276079</text:p>
          </table:table-cell>
        </table:table-row>
        <table:table-row table:style-name="ro1" table:visibility="filter">
          <table:table-cell office:value-type="string">
            <text:p>Vila Real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float" office:value="3832759707">
            <text:p>3832759707</text:p>
          </table:table-cell>
          <table:table-cell/>
          <table:table-cell office:value-type="float" office:value="61559">
            <text:p>61559</text:p>
          </table:table-cell>
        </table:table-row>
        <table:table-row table:style-name="ro1" table:visibility="filter">
          <table:table-cell office:value-type="string">
            <text:p>Viseu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float" office:value="3312836105">
            <text:p>3312836105</text:p>
          </table:table-cell>
          <table:table-cell office:value-type="float" office:value="208836">
            <text:p>208836</text:p>
          </table:table-cell>
          <table:table-cell office:value-type="float" office:value="213508">
            <text:p>213508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lha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Albufeir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40722">
            <text:p>3312840722</text:p>
          </table:table-cell>
          <table:table-cell office:value-type="float" office:value="180519">
            <text:p>180519</text:p>
          </table:table-cell>
          <table:table-cell office:value-type="float" office:value="202995">
            <text:p>202995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Armazem</text:p>
          </table:table-cell>
          <table:table-cell office:value-type="string">
            <text:p>XeroxPhaser3635MFP</text:p>
          </table:table-cell>
          <table:table-cell office:value-type="float" office:value="3832755205">
            <text:p>3832755205</text:p>
          </table:table-cell>
          <table:table-cell/>
          <table:table-cell office:value-type="float" office:value="111376">
            <text:p>111376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XeroxPhaser4510</text:p>
          </table:table-cell>
          <table:table-cell office:value-type="string">
            <text:p>ARU334946</text:p>
          </table:table-cell>
          <table:table-cell/>
          <table:table-cell office:value-type="float" office:value="65309">
            <text:p>6530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XeroxPhaser4510</text:p>
          </table:table-cell>
          <table:table-cell office:value-type="string">
            <text:p>ARU335130</text:p>
          </table:table-cell>
          <table:table-cell/>
          <table:table-cell office:value-type="float" office:value="4452">
            <text:p>445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XeroxPhaser4510</text:p>
          </table:table-cell>
          <table:table-cell office:value-type="string">
            <text:p>ARU334950</text:p>
          </table:table-cell>
          <table:table-cell/>
          <table:table-cell office:value-type="float" office:value="396658">
            <text:p>396658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XeroxPhaser4510</text:p>
          </table:table-cell>
          <table:table-cell office:value-type="string">
            <text:p>ARU335129</text:p>
          </table:table-cell>
          <table:table-cell/>
          <table:table-cell office:value-type="float" office:value="112202">
            <text:p>11220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XeroxPhaser4510</text:p>
          </table:table-cell>
          <table:table-cell table:number-columns-repeated="3"/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XeroxPhaser6180MFP</text:p>
          </table:table-cell>
          <table:table-cell office:value-type="string">
            <text:p>GPX116236</text:p>
          </table:table-cell>
          <table:table-cell/>
          <table:table-cell office:value-type="float" office:value="107586">
            <text:p>107586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XeroxPhaser3635MFP</text:p>
          </table:table-cell>
          <table:table-cell office:value-type="float" office:value="3832755000">
            <text:p>3832755000</text:p>
          </table:table-cell>
          <table:table-cell/>
          <table:table-cell office:value-type="float" office:value="270917">
            <text:p>270917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ém Cancel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ém Loures</text:p>
          </table:table-cell>
          <table:table-cell office:value-type="string">
            <text:p>Armazém</text:p>
          </table:table-cell>
          <table:table-cell office:value-type="string">
            <text:p>XeroxPhaser4510</text:p>
          </table:table-cell>
          <table:table-cell office:value-type="string">
            <text:p>ARU326562</text:p>
          </table:table-cell>
          <table:table-cell/>
          <table:table-cell office:value-type="float" office:value="45061">
            <text:p>45061</text:p>
          </table:table-cell>
        </table:table-row>
        <table:table-row table:style-name="ro1">
          <table:table-cell office:value-type="string">
            <text:p>Armazém Marnoss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veiro II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8433">
            <text:p>3312818433</text:p>
          </table:table-cell>
          <table:table-cell office:value-type="float" office:value="192139">
            <text:p>192139</text:p>
          </table:table-cell>
          <table:table-cell office:value-type="float" office:value="255092">
            <text:p>255092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arreiro</text:p>
          </table:table-cell>
          <table:table-cell office:value-type="string">
            <text:p>Loja</text:p>
          </table:table-cell>
          <table:table-cell office:value-type="string">
            <text:p>XeroxWC7120</text:p>
          </table:table-cell>
          <table:table-cell office:value-type="float" office:value="3320044315">
            <text:p>3320044315</text:p>
          </table:table-cell>
          <table:table-cell office:value-type="float" office:value="84839">
            <text:p>84839</text:p>
          </table:table-cell>
          <table:table-cell office:value-type="float" office:value="64004">
            <text:p>64004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rag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76439">
            <text:p>3312776439</text:p>
          </table:table-cell>
          <table:table-cell office:value-type="float" office:value="220792">
            <text:p>220792</text:p>
          </table:table-cell>
          <table:table-cell office:value-type="float" office:value="313852">
            <text:p>313852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Caldas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59172">
            <text:p>3312859172</text:p>
          </table:table-cell>
          <table:table-cell office:value-type="float" office:value="200170">
            <text:p>200170</text:p>
          </table:table-cell>
          <table:table-cell office:value-type="float" office:value="177933">
            <text:p>177933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8565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76382">
            <text:p>3312776382</text:p>
          </table:table-cell>
          <table:table-cell office:value-type="float" office:value="155136">
            <text:p>155136</text:p>
          </table:table-cell>
          <table:table-cell office:value-type="float" office:value="177445">
            <text:p>17744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728540">
            <text:p>3312728540</text:p>
          </table:table-cell>
          <table:table-cell office:value-type="float" office:value="230337">
            <text:p>230337</text:p>
          </table:table-cell>
          <table:table-cell office:value-type="float" office:value="312400">
            <text:p>312400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/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Ermesinde</text:p>
          </table:table-cell>
          <table:table-cell office:value-type="string">
            <text:p>Loja</text:p>
          </table:table-cell>
          <table:table-cell office:value-type="string">
            <text:p>XeroxWC7120</text:p>
          </table:table-cell>
          <table:table-cell office:value-type="float" office:value="3320058561">
            <text:p>3320058561</text:p>
          </table:table-cell>
          <table:table-cell office:value-type="float" office:value="87414">
            <text:p>87414</text:p>
          </table:table-cell>
          <table:table-cell office:value-type="float" office:value="44016">
            <text:p>44016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76463">
            <text:p>3312776463</text:p>
          </table:table-cell>
          <table:table-cell office:value-type="float" office:value="258087">
            <text:p>258087</text:p>
          </table:table-cell>
          <table:table-cell office:value-type="float" office:value="225524">
            <text:p>225524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260">
            <text:p>3312839260</text:p>
          </table:table-cell>
          <table:table-cell office:value-type="float" office:value="179358">
            <text:p>179358</text:p>
          </table:table-cell>
          <table:table-cell office:value-type="float" office:value="214484">
            <text:p>214484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/>
          <table:table-cell office:value-type="string">
            <text:p>XeroxPhaser3635MFP</text:p>
          </table:table-cell>
          <table:table-cell office:value-type="float" office:value="3963253060">
            <text:p>3963253060</text:p>
          </table:table-cell>
          <table:table-cell/>
          <table:table-cell office:value-type="float" office:value="3940">
            <text:p>3940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660">
            <text:p>3312839660</text:p>
          </table:table-cell>
          <table:table-cell office:value-type="float" office:value="190965">
            <text:p>190965</text:p>
          </table:table-cell>
          <table:table-cell office:value-type="float" office:value="165284">
            <text:p>165284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Gaia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730200">
            <text:p>3312730200</text:p>
          </table:table-cell>
          <table:table-cell office:value-type="float" office:value="208387">
            <text:p>208387</text:p>
          </table:table-cell>
          <table:table-cell office:value-type="float" office:value="237089">
            <text:p>237089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61027">
            <text:p>3832761027</text:p>
          </table:table-cell>
          <table:table-cell/>
          <table:table-cell office:value-type="float" office:value="29853">
            <text:p>29853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244">
            <text:p>3312839244</text:p>
          </table:table-cell>
          <table:table-cell office:value-type="float" office:value="242705">
            <text:p>242705</text:p>
          </table:table-cell>
          <table:table-cell office:value-type="float" office:value="234619">
            <text:p>234619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eiri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84423">
            <text:p>3312784423</text:p>
          </table:table-cell>
          <table:table-cell office:value-type="float" office:value="219972">
            <text:p>219972</text:p>
          </table:table-cell>
          <table:table-cell office:value-type="float" office:value="208322">
            <text:p>208322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oures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705990">
            <text:p>3312705990</text:p>
          </table:table-cell>
          <table:table-cell office:value-type="float" office:value="222900">
            <text:p>222900</text:p>
          </table:table-cell>
          <table:table-cell office:value-type="float" office:value="218752">
            <text:p>218752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3121">
            <text:p>3832753121</text:p>
          </table:table-cell>
          <table:table-cell/>
          <table:table-cell office:value-type="float" office:value="63426">
            <text:p>63426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03347">
            <text:p>3312803347</text:p>
          </table:table-cell>
          <table:table-cell office:value-type="float" office:value="208799">
            <text:p>208799</text:p>
          </table:table-cell>
          <table:table-cell office:value-type="float" office:value="357171">
            <text:p>357171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00151">
            <text:p>3312800151</text:p>
          </table:table-cell>
          <table:table-cell office:value-type="float" office:value="216761">
            <text:p>216761</text:p>
          </table:table-cell>
          <table:table-cell office:value-type="float" office:value="260838">
            <text:p>260838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fra</text:p>
          </table:table-cell>
          <table:table-cell table:number-columns-repeated="5"/>
        </table:table-row>
        <table:table-row table:style-name="ro1">
          <table:table-cell office:value-type="string">
            <text:p>Maia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39597">
            <text:p>3312839597</text:p>
          </table:table-cell>
          <table:table-cell office:value-type="float" office:value="307881">
            <text:p>307881</text:p>
          </table:table-cell>
          <table:table-cell office:value-type="float" office:value="411880">
            <text:p>411880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ia</text:p>
          </table:table-cell>
          <table:table-cell office:value-type="string">
            <text:p>TIC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626410">
            <text:p>3312626410</text:p>
          </table:table-cell>
          <table:table-cell office:value-type="float" office:value="244094">
            <text:p>244094</text:p>
          </table:table-cell>
          <table:table-cell office:value-type="float" office:value="372831">
            <text:p>37283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/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ondego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8000">
            <text:p>3312818000</text:p>
          </table:table-cell>
          <table:table-cell office:value-type="float" office:value="160699">
            <text:p>160699</text:p>
          </table:table-cell>
          <table:table-cell office:value-type="float" office:value="155732">
            <text:p>155732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3040">
            <text:p>3832753040</text:p>
          </table:table-cell>
          <table:table-cell/>
          <table:table-cell office:value-type="float" office:value="62491">
            <text:p>62491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9073">
            <text:p>3312819073</text:p>
          </table:table-cell>
          <table:table-cell office:value-type="float" office:value="199073">
            <text:p>199073</text:p>
          </table:table-cell>
          <table:table-cell office:value-type="float" office:value="186993">
            <text:p>186993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104">
            <text:p>3312839104</text:p>
          </table:table-cell>
          <table:table-cell office:value-type="float" office:value="181757">
            <text:p>181757</text:p>
          </table:table-cell>
          <table:table-cell office:value-type="float" office:value="273746">
            <text:p>273746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livais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62602">
            <text:p>3312862602</text:p>
          </table:table-cell>
          <table:table-cell office:value-type="float" office:value="199674">
            <text:p>199674</text:p>
          </table:table-cell>
          <table:table-cell office:value-type="float" office:value="240194">
            <text:p>240194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var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8930">
            <text:p>3312818930</text:p>
          </table:table-cell>
          <table:table-cell office:value-type="float" office:value="183271">
            <text:p>183271</text:p>
          </table:table-cell>
          <table:table-cell office:value-type="float" office:value="214097">
            <text:p>214097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61116">
            <text:p>3832761116</text:p>
          </table:table-cell>
          <table:table-cell/>
          <table:table-cell office:value-type="float" office:value="30628">
            <text:p>30628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79489">
            <text:p>3312779489</text:p>
          </table:table-cell>
          <table:table-cell office:value-type="float" office:value="164198">
            <text:p>164198</text:p>
          </table:table-cell>
          <table:table-cell office:value-type="float" office:value="248831">
            <text:p>248831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Loja</text:p>
          </table:table-cell>
          <table:table-cell office:value-type="string">
            <text:p>XeroxWC7120</text:p>
          </table:table-cell>
          <table:table-cell office:value-type="float" office:value="3320044056">
            <text:p>3320044056</text:p>
          </table:table-cell>
          <table:table-cell office:value-type="float" office:value="53252">
            <text:p>53252</text:p>
          </table:table-cell>
          <table:table-cell office:value-type="float" office:value="26936">
            <text:p>26936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. Miguel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8255">
            <text:p>3312818255</text:p>
          </table:table-cell>
          <table:table-cell office:value-type="float" office:value="185279">
            <text:p>185279</text:p>
          </table:table-cell>
          <table:table-cell office:value-type="float" office:value="275633">
            <text:p>275633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antarém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office:value-type="float" office:value="3312819138">
            <text:p>3312819138</text:p>
          </table:table-cell>
          <table:table-cell office:value-type="float" office:value="196950">
            <text:p>196950</text:p>
          </table:table-cell>
          <table:table-cell office:value-type="float" office:value="178088">
            <text:p>178088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8816">
            <text:p>3832758816</text:p>
          </table:table-cell>
          <table:table-cell/>
          <table:table-cell office:value-type="float" office:value="48917">
            <text:p>48917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Loja</text:p>
          </table:table-cell>
          <table:table-cell office:value-type="string">
            <text:p>XeroxWorkCentre7242</text:p>
          </table:table-cell>
          <table:table-cell table:number-columns-repeated="3"/>
        </table:table-row>
        <table:table-row table:style-name="ro1">
          <table:table-cell office:value-type="string">
            <text:p>Setúbal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775963">
            <text:p>3312775963</text:p>
          </table:table-cell>
          <table:table-cell office:value-type="float" office:value="273370">
            <text:p>273370</text:p>
          </table:table-cell>
          <table:table-cell office:value-type="float" office:value="357355">
            <text:p>357355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/>
          <table:table-cell office:value-type="string">
            <text:p>XeroxPhaser3635MFP</text:p>
          </table:table-cell>
          <table:table-cell office:value-type="float" office:value="3963253043">
            <text:p>3963253043</text:p>
          </table:table-cell>
          <table:table-cell/>
          <table:table-cell office:value-type="float" office:value="5841">
            <text:p>5841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Terceir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ndel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570">
            <text:p>3312839570</text:p>
          </table:table-cell>
          <table:table-cell office:value-type="float" office:value="137732">
            <text:p>137732</text:p>
          </table:table-cell>
          <table:table-cell office:value-type="float" office:value="198360">
            <text:p>198360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6202">
            <text:p>3312836202</text:p>
          </table:table-cell>
          <table:table-cell office:value-type="float" office:value="175092">
            <text:p>175092</text:p>
          </table:table-cell>
          <table:table-cell office:value-type="float" office:value="162705">
            <text:p>162705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Viana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619">
            <text:p>3312839619</text:p>
          </table:table-cell>
          <table:table-cell office:value-type="float" office:value="219451">
            <text:p>219451</text:p>
          </table:table-cell>
          <table:table-cell office:value-type="float" office:value="244761">
            <text:p>244761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6449">
            <text:p>3832756449</text:p>
          </table:table-cell>
          <table:table-cell/>
          <table:table-cell office:value-type="float" office:value="49655">
            <text:p>49655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9023">
            <text:p>3312839023</text:p>
          </table:table-cell>
          <table:table-cell office:value-type="float" office:value="236677">
            <text:p>236677</text:p>
          </table:table-cell>
          <table:table-cell office:value-type="float" office:value="276051">
            <text:p>276051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office:value-type="float" office:value="3832759707">
            <text:p>3832759707</text:p>
          </table:table-cell>
          <table:table-cell/>
          <table:table-cell office:value-type="float" office:value="61559">
            <text:p>61559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Loja</text:p>
          </table:table-cell>
          <table:table-cell office:value-type="string">
            <text:p>XeroxWorkCentre7232</text:p>
          </table:table-cell>
          <table:table-cell office:value-type="float" office:value="3312836105">
            <text:p>3312836105</text:p>
          </table:table-cell>
          <table:table-cell office:value-type="float" office:value="208833">
            <text:p>208833</text:p>
          </table:table-cell>
          <table:table-cell office:value-type="float" office:value="213498">
            <text:p>213498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Armazém</text:p>
          </table:table-cell>
          <table:table-cell office:value-type="string">
            <text:p>XeroxPhaser3635MFP</text:p>
          </table:table-cell>
          <table:table-cell table:number-columns-repeated="3"/>
        </table:table-row>
      </table:table>
      <table:table table:name="Folha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Albufeira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office:value-type="float" office:value="3312840722">
            <text:p>3312840722</text:p>
          </table:table-cell>
          <table:table-cell office:value-type="float" office:value="180519">
            <text:p>180519</text:p>
          </table:table-cell>
          <table:table-cell office:value-type="float" office:value="202995">
            <text:p>202995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Armaze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float" office:value="3832755205">
            <text:p>3832755205</text:p>
          </table:table-cell>
          <table:table-cell/>
          <table:table-cell office:value-type="float" office:value="111376">
            <text:p>111376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office:value-type="string">
            <text:p>ARU334946</text:p>
          </table:table-cell>
          <table:table-cell/>
          <table:table-cell office:value-type="float" office:value="65309">
            <text:p>6530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2</text:p>
          </table:table-cell>
          <table:table-cell office:value-type="string">
            <text:p>XeroxPhaser4510</text:p>
          </table:table-cell>
          <table:table-cell office:value-type="string">
            <text:p>ARU335130</text:p>
          </table:table-cell>
          <table:table-cell/>
          <table:table-cell office:value-type="float" office:value="4452">
            <text:p>445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office:value-type="string">
            <text:p>ARU334950</text:p>
          </table:table-cell>
          <table:table-cell/>
          <table:table-cell office:value-type="float" office:value="396658">
            <text:p>396658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office:value-type="string">
            <text:p>ARU335129</text:p>
          </table:table-cell>
          <table:table-cell/>
          <table:table-cell office:value-type="float" office:value="112202">
            <text:p>112202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192.168.125.91</text:p>
          </table:table-cell>
          <table:table-cell office:value-type="string">
            <text:p>XeroxPhaser4510</text:p>
          </table:table-cell>
          <table:table-cell table:number-columns-repeated="3"/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office:value-type="string">
            <text:p>GPX116236</text:p>
          </table:table-cell>
          <table:table-cell/>
          <table:table-cell office:value-type="float" office:value="107586">
            <text:p>107586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float" office:value="3832755000">
            <text:p>3832755000</text:p>
          </table:table-cell>
          <table:table-cell/>
          <table:table-cell office:value-type="float" office:value="270917">
            <text:p>270917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ém Cancela</text:p>
          </table:table-cell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ém Loures</text:p>
          </table:table-cell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office:value-type="string">
            <text:p>ARU326562</text:p>
          </table:table-cell>
          <table:table-cell/>
          <table:table-cell office:value-type="float" office:value="45061">
            <text:p>45061</text:p>
          </table:table-cell>
        </table:table-row>
        <table:table-row table:style-name="ro1">
          <table:table-cell office:value-type="string">
            <text:p>Armazém Marnosso</text:p>
          </table:table-cell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veiro II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float" office:value="3312818433">
            <text:p>3312818433</text:p>
          </table:table-cell>
          <table:table-cell office:value-type="float" office:value="192139">
            <text:p>192139</text:p>
          </table:table-cell>
          <table:table-cell office:value-type="float" office:value="255092">
            <text:p>255092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arreiro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float" office:value="3320044315">
            <text:p>3320044315</text:p>
          </table:table-cell>
          <table:table-cell office:value-type="float" office:value="84839">
            <text:p>84839</text:p>
          </table:table-cell>
          <table:table-cell office:value-type="float" office:value="64012">
            <text:p>64012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raga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float" office:value="3312776439">
            <text:p>3312776439</text:p>
          </table:table-cell>
          <table:table-cell office:value-type="float" office:value="220792">
            <text:p>220792</text:p>
          </table:table-cell>
          <table:table-cell office:value-type="float" office:value="313852">
            <text:p>313852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Caldas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float" office:value="3312859172">
            <text:p>3312859172</text:p>
          </table:table-cell>
          <table:table-cell office:value-type="float" office:value="200170">
            <text:p>200170</text:p>
          </table:table-cell>
          <table:table-cell office:value-type="float" office:value="177933">
            <text:p>177933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float" office:value="3832758565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float" office:value="3312776382">
            <text:p>3312776382</text:p>
          </table:table-cell>
          <table:table-cell office:value-type="float" office:value="155136">
            <text:p>155136</text:p>
          </table:table-cell>
          <table:table-cell office:value-type="float" office:value="177445">
            <text:p>17744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float" office:value="3312728540">
            <text:p>3312728540</text:p>
          </table:table-cell>
          <table:table-cell office:value-type="float" office:value="230337">
            <text:p>230337</text:p>
          </table:table-cell>
          <table:table-cell office:value-type="float" office:value="312401">
            <text:p>312401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/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Ermesinde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float" office:value="3320058561">
            <text:p>3320058561</text:p>
          </table:table-cell>
          <table:table-cell office:value-type="float" office:value="87414">
            <text:p>87414</text:p>
          </table:table-cell>
          <table:table-cell office:value-type="float" office:value="44018">
            <text:p>44018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float" office:value="3312776463">
            <text:p>3312776463</text:p>
          </table:table-cell>
          <table:table-cell office:value-type="float" office:value="258087">
            <text:p>258087</text:p>
          </table:table-cell>
          <table:table-cell office:value-type="float" office:value="225538">
            <text:p>225538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office:value-type="float" office:value="3312839260">
            <text:p>3312839260</text:p>
          </table:table-cell>
          <table:table-cell office:value-type="float" office:value="179363">
            <text:p>179363</text:p>
          </table:table-cell>
          <table:table-cell office:value-type="float" office:value="214486">
            <text:p>214486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/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float" office:value="3963253060">
            <text:p>3963253060</text:p>
          </table:table-cell>
          <table:table-cell/>
          <table:table-cell office:value-type="float" office:value="3940">
            <text:p>3940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float" office:value="3312839660">
            <text:p>3312839660</text:p>
          </table:table-cell>
          <table:table-cell office:value-type="float" office:value="190965">
            <text:p>190965</text:p>
          </table:table-cell>
          <table:table-cell office:value-type="float" office:value="165284">
            <text:p>165284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Gaia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float" office:value="3312730200">
            <text:p>3312730200</text:p>
          </table:table-cell>
          <table:table-cell office:value-type="float" office:value="208387">
            <text:p>208387</text:p>
          </table:table-cell>
          <table:table-cell office:value-type="float" office:value="237089">
            <text:p>237089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float" office:value="3832761027">
            <text:p>3832761027</text:p>
          </table:table-cell>
          <table:table-cell/>
          <table:table-cell office:value-type="float" office:value="29853">
            <text:p>29853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float" office:value="3312839244">
            <text:p>3312839244</text:p>
          </table:table-cell>
          <table:table-cell office:value-type="float" office:value="242705">
            <text:p>242705</text:p>
          </table:table-cell>
          <table:table-cell office:value-type="float" office:value="234619">
            <text:p>234619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eiria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float" office:value="3312784423">
            <text:p>3312784423</text:p>
          </table:table-cell>
          <table:table-cell office:value-type="float" office:value="219972">
            <text:p>219972</text:p>
          </table:table-cell>
          <table:table-cell office:value-type="float" office:value="208322">
            <text:p>208322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oures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float" office:value="3312705990">
            <text:p>3312705990</text:p>
          </table:table-cell>
          <table:table-cell office:value-type="float" office:value="222900">
            <text:p>222900</text:p>
          </table:table-cell>
          <table:table-cell office:value-type="float" office:value="218752">
            <text:p>218752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float" office:value="3832753121">
            <text:p>3832753121</text:p>
          </table:table-cell>
          <table:table-cell/>
          <table:table-cell office:value-type="float" office:value="63426">
            <text:p>63426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float" office:value="3312803347">
            <text:p>3312803347</text:p>
          </table:table-cell>
          <table:table-cell office:value-type="float" office:value="208799">
            <text:p>208799</text:p>
          </table:table-cell>
          <table:table-cell office:value-type="float" office:value="357171">
            <text:p>357171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float" office:value="3312800151">
            <text:p>3312800151</text:p>
          </table:table-cell>
          <table:table-cell office:value-type="float" office:value="216761">
            <text:p>216761</text:p>
          </table:table-cell>
          <table:table-cell office:value-type="float" office:value="260838">
            <text:p>260838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fra</text:p>
          </table:table-cell>
          <table:table-cell table:number-columns-repeated="6"/>
        </table:table-row>
        <table:table-row table:style-name="ro1">
          <table:table-cell office:value-type="string">
            <text:p>Maia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float" office:value="3312839597">
            <text:p>3312839597</text:p>
          </table:table-cell>
          <table:table-cell office:value-type="float" office:value="307881">
            <text:p>307881</text:p>
          </table:table-cell>
          <table:table-cell office:value-type="float" office:value="411880">
            <text:p>411880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ia</text:p>
          </table:table-cell>
          <table:table-cell office:value-type="string">
            <text:p>TIC</text:p>
          </table:table-cell>
          <table:table-cell office:value-type="string">
            <text:p>192.168.72.83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float" office:value="3312626410">
            <text:p>3312626410</text:p>
          </table:table-cell>
          <table:table-cell office:value-type="float" office:value="244094">
            <text:p>244094</text:p>
          </table:table-cell>
          <table:table-cell office:value-type="float" office:value="372831">
            <text:p>37283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/>
          <table:table-cell office:value-type="string">
            <text:p>192.168.69.82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ondego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float" office:value="3312818000">
            <text:p>3312818000</text:p>
          </table:table-cell>
          <table:table-cell office:value-type="float" office:value="160701">
            <text:p>160701</text:p>
          </table:table-cell>
          <table:table-cell office:value-type="float" office:value="155734">
            <text:p>155734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float" office:value="3832753040">
            <text:p>3832753040</text:p>
          </table:table-cell>
          <table:table-cell/>
          <table:table-cell office:value-type="float" office:value="62491">
            <text:p>62491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float" office:value="3312819073">
            <text:p>3312819073</text:p>
          </table:table-cell>
          <table:table-cell office:value-type="float" office:value="199073">
            <text:p>199073</text:p>
          </table:table-cell>
          <table:table-cell office:value-type="float" office:value="187000">
            <text:p>187000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float" office:value="3312839104">
            <text:p>3312839104</text:p>
          </table:table-cell>
          <table:table-cell office:value-type="float" office:value="181757">
            <text:p>181757</text:p>
          </table:table-cell>
          <table:table-cell office:value-type="float" office:value="273746">
            <text:p>273746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livais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float" office:value="3312862602">
            <text:p>3312862602</text:p>
          </table:table-cell>
          <table:table-cell office:value-type="float" office:value="199677">
            <text:p>199677</text:p>
          </table:table-cell>
          <table:table-cell office:value-type="float" office:value="240196">
            <text:p>240196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var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float" office:value="3312818930">
            <text:p>3312818930</text:p>
          </table:table-cell>
          <table:table-cell office:value-type="float" office:value="183271">
            <text:p>183271</text:p>
          </table:table-cell>
          <table:table-cell office:value-type="float" office:value="214099">
            <text:p>214099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float" office:value="3832761116">
            <text:p>3832761116</text:p>
          </table:table-cell>
          <table:table-cell/>
          <table:table-cell office:value-type="float" office:value="30628">
            <text:p>30628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Portimão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float" office:value="3320044056">
            <text:p>3320044056</text:p>
          </table:table-cell>
          <table:table-cell office:value-type="float" office:value="53252">
            <text:p>53252</text:p>
          </table:table-cell>
          <table:table-cell office:value-type="float" office:value="26936">
            <text:p>26936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. Miguel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float" office:value="3312818255">
            <text:p>3312818255</text:p>
          </table:table-cell>
          <table:table-cell office:value-type="float" office:value="185279">
            <text:p>185279</text:p>
          </table:table-cell>
          <table:table-cell office:value-type="float" office:value="275633">
            <text:p>275633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antarém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float" office:value="3312819138">
            <text:p>3312819138</text:p>
          </table:table-cell>
          <table:table-cell office:value-type="float" office:value="196951">
            <text:p>196951</text:p>
          </table:table-cell>
          <table:table-cell office:value-type="float" office:value="178088">
            <text:p>178088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float" office:value="3832758816">
            <text:p>3832758816</text:p>
          </table:table-cell>
          <table:table-cell/>
          <table:table-cell office:value-type="float" office:value="48917">
            <text:p>48917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table:number-columns-repeated="3"/>
        </table:table-row>
        <table:table-row table:style-name="ro1">
          <table:table-cell office:value-type="string">
            <text:p>Setúbal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float" office:value="3312775963">
            <text:p>3312775963</text:p>
          </table:table-cell>
          <table:table-cell office:value-type="float" office:value="273370">
            <text:p>273370</text:p>
          </table:table-cell>
          <table:table-cell office:value-type="float" office:value="357356">
            <text:p>357356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/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float" office:value="3963253043">
            <text:p>3963253043</text:p>
          </table:table-cell>
          <table:table-cell/>
          <table:table-cell office:value-type="float" office:value="5841">
            <text:p>5841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Terceira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ndela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float" office:value="3312839570">
            <text:p>3312839570</text:p>
          </table:table-cell>
          <table:table-cell office:value-type="float" office:value="137732">
            <text:p>137732</text:p>
          </table:table-cell>
          <table:table-cell office:value-type="float" office:value="198360">
            <text:p>198360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float" office:value="3312836202">
            <text:p>3312836202</text:p>
          </table:table-cell>
          <table:table-cell office:value-type="float" office:value="175092">
            <text:p>175092</text:p>
          </table:table-cell>
          <table:table-cell office:value-type="float" office:value="162705">
            <text:p>162705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Viana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float" office:value="3312839619">
            <text:p>3312839619</text:p>
          </table:table-cell>
          <table:table-cell office:value-type="float" office:value="219451">
            <text:p>219451</text:p>
          </table:table-cell>
          <table:table-cell office:value-type="float" office:value="244761">
            <text:p>244761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float" office:value="3832756449">
            <text:p>3832756449</text:p>
          </table:table-cell>
          <table:table-cell/>
          <table:table-cell office:value-type="float" office:value="49655">
            <text:p>49655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float" office:value="3312839023">
            <text:p>3312839023</text:p>
          </table:table-cell>
          <table:table-cell office:value-type="float" office:value="236678">
            <text:p>236678</text:p>
          </table:table-cell>
          <table:table-cell office:value-type="float" office:value="276061">
            <text:p>276061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float" office:value="3832759707">
            <text:p>3832759707</text:p>
          </table:table-cell>
          <table:table-cell/>
          <table:table-cell office:value-type="float" office:value="61559">
            <text:p>61559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float" office:value="3312836105">
            <text:p>3312836105</text:p>
          </table:table-cell>
          <table:table-cell office:value-type="float" office:value="208833">
            <text:p>208833</text:p>
          </table:table-cell>
          <table:table-cell office:value-type="float" office:value="213498">
            <text:p>213498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table:number-columns-repeated="3"/>
        </table:table-row>
      </table:table>
      <table:table table:name="Folha1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 office:value-type="string">
            <text:p>Albufeira</text:p>
          </table:table-cell>
          <table:table-cell office:value-type="string">
            <text:p>XeroxWorkCentre7232</text:p>
          </table:table-cell>
          <table:table-cell office:value-type="float" office:value="3312840722">
            <text:p>3312840722</text:p>
          </table:table-cell>
          <table:table-cell office:value-type="float" office:value="180491">
            <text:p>180491</text:p>
          </table:table-cell>
          <table:table-cell office:value-type="float" office:value="202993">
            <text:p>202993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string">
            <text:p>XeroxPhaser3635MFP</text:p>
          </table:table-cell>
          <table:table-cell office:value-type="float" office:value="3832755205">
            <text:p>3832755205</text:p>
          </table:table-cell>
          <table:table-cell/>
          <table:table-cell office:value-type="float" office:value="111376">
            <text:p>111376</text:p>
          </table:table-cell>
        </table:table-row>
        <table:table-row table:style-name="ro1">
          <table:table-cell office:value-type="string">
            <text:p>Arcozelo</text:p>
          </table:table-cell>
          <table:table-cell table:number-columns-repeated="4"/>
        </table:table-row>
        <table:table-row table:style-name="ro1">
          <table:table-cell office:value-type="string">
            <text:p>Armazem Arcozelo</text:p>
          </table:table-cell>
          <table:table-cell office:value-type="string">
            <text:p>XeroxPhaser6180MFP</text:p>
          </table:table-cell>
          <table:table-cell table:number-columns-repeated="3"/>
        </table:table-row>
        <table:table-row table:style-name="ro1">
          <table:table-cell office:value-type="string">
            <text:p>Armazem Arcozelo</text:p>
          </table:table-cell>
          <table:table-cell office:value-type="string">
            <text:p>XeroxPhaser3635MFP</text:p>
          </table:table-cell>
          <table:table-cell office:value-type="float" office:value="3832755000">
            <text:p>3832755000</text:p>
          </table:table-cell>
          <table:table-cell/>
          <table:table-cell office:value-type="float" office:value="270894">
            <text:p>270894</text:p>
          </table:table-cell>
        </table:table-row>
        <table:table-row table:style-name="ro1">
          <table:table-cell office:value-type="string">
            <text:p>Armazem Arcozel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em Cancel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em Loure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rmazem Marnoss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Aveiro II</text:p>
          </table:table-cell>
          <table:table-cell office:value-type="string">
            <text:p>XeroxWorkCentre7242</text:p>
          </table:table-cell>
          <table:table-cell office:value-type="float" office:value="3312818433">
            <text:p>3312818433</text:p>
          </table:table-cell>
          <table:table-cell office:value-type="float" office:value="192132">
            <text:p>192132</text:p>
          </table:table-cell>
          <table:table-cell office:value-type="float" office:value="255067">
            <text:p>255067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arreiro</text:p>
          </table:table-cell>
          <table:table-cell office:value-type="string">
            <text:p>XeroxWC7120</text:p>
          </table:table-cell>
          <table:table-cell office:value-type="float" office:value="3320044315">
            <text:p>3320044315</text:p>
          </table:table-cell>
          <table:table-cell office:value-type="float" office:value="84780">
            <text:p>84780</text:p>
          </table:table-cell>
          <table:table-cell office:value-type="float" office:value="63967">
            <text:p>63967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Braga</text:p>
          </table:table-cell>
          <table:table-cell office:value-type="string">
            <text:p>XeroxWorkCentre7232</text:p>
          </table:table-cell>
          <table:table-cell office:value-type="float" office:value="3312776439">
            <text:p>3312776439</text:p>
          </table:table-cell>
          <table:table-cell office:value-type="float" office:value="220742">
            <text:p>220742</text:p>
          </table:table-cell>
          <table:table-cell office:value-type="float" office:value="313767">
            <text:p>313767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Caldas</text:p>
          </table:table-cell>
          <table:table-cell office:value-type="string">
            <text:p>XeroxWorkCentre7242</text:p>
          </table:table-cell>
          <table:table-cell office:value-type="float" office:value="3312859172">
            <text:p>3312859172</text:p>
          </table:table-cell>
          <table:table-cell office:value-type="float" office:value="200127">
            <text:p>200127</text:p>
          </table:table-cell>
          <table:table-cell office:value-type="float" office:value="177905">
            <text:p>177905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string">
            <text:p>XeroxPhaser3635MFP</text:p>
          </table:table-cell>
          <table:table-cell office:value-type="float" office:value="3832758565">
            <text:p>3832758565</text:p>
          </table:table-cell>
          <table:table-cell/>
          <table:table-cell office:value-type="float" office:value="17644">
            <text:p>17644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XeroxWorkCentre7232</text:p>
          </table:table-cell>
          <table:table-cell office:value-type="float" office:value="3312776382">
            <text:p>3312776382</text:p>
          </table:table-cell>
          <table:table-cell office:value-type="float" office:value="155130">
            <text:p>155130</text:p>
          </table:table-cell>
          <table:table-cell office:value-type="float" office:value="177405">
            <text:p>17740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 office:value-type="string">
            <text:p>XeroxWorkCentre7242</text:p>
          </table:table-cell>
          <table:table-cell office:value-type="float" office:value="3312728540">
            <text:p>3312728540</text:p>
          </table:table-cell>
          <table:table-cell office:value-type="float" office:value="230286">
            <text:p>230286</text:p>
          </table:table-cell>
          <table:table-cell office:value-type="float" office:value="312291">
            <text:p>312291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Dragã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Ermesinde</text:p>
          </table:table-cell>
          <table:table-cell office:value-type="string">
            <text:p>XeroxWC7120</text:p>
          </table:table-cell>
          <table:table-cell office:value-type="float" office:value="3320058561">
            <text:p>3320058561</text:p>
          </table:table-cell>
          <table:table-cell office:value-type="float" office:value="87396">
            <text:p>87396</text:p>
          </table:table-cell>
          <table:table-cell office:value-type="float" office:value="44006">
            <text:p>44006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XeroxWorkCentre7232</text:p>
          </table:table-cell>
          <table:table-cell office:value-type="float" office:value="3312776463">
            <text:p>3312776463</text:p>
          </table:table-cell>
          <table:table-cell office:value-type="float" office:value="258073">
            <text:p>258073</text:p>
          </table:table-cell>
          <table:table-cell office:value-type="float" office:value="225479">
            <text:p>225479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XeroxWorkCentre7232</text:p>
          </table:table-cell>
          <table:table-cell office:value-type="float" office:value="3312839260">
            <text:p>3312839260</text:p>
          </table:table-cell>
          <table:table-cell office:value-type="float" office:value="179312">
            <text:p>179312</text:p>
          </table:table-cell>
          <table:table-cell office:value-type="float" office:value="214376">
            <text:p>214376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Faro</text:p>
          </table:table-cell>
          <table:table-cell office:value-type="string">
            <text:p>XeroxPhaser3635MFP</text:p>
          </table:table-cell>
          <table:table-cell office:value-type="float" office:value="3963253060">
            <text:p>3963253060</text:p>
          </table:table-cell>
          <table:table-cell/>
          <table:table-cell office:value-type="float" office:value="3936">
            <text:p>3936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XeroxWorkCentre7232</text:p>
          </table:table-cell>
          <table:table-cell office:value-type="float" office:value="3312839660">
            <text:p>3312839660</text:p>
          </table:table-cell>
          <table:table-cell office:value-type="float" office:value="190940">
            <text:p>190940</text:p>
          </table:table-cell>
          <table:table-cell office:value-type="float" office:value="165267">
            <text:p>165267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Gaia</text:p>
          </table:table-cell>
          <table:table-cell office:value-type="string">
            <text:p>XeroxWorkCentre7242</text:p>
          </table:table-cell>
          <table:table-cell office:value-type="float" office:value="3312730200">
            <text:p>3312730200</text:p>
          </table:table-cell>
          <table:table-cell office:value-type="float" office:value="208372">
            <text:p>208372</text:p>
          </table:table-cell>
          <table:table-cell office:value-type="float" office:value="237076">
            <text:p>237076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XeroxPhaser3635MFP</text:p>
          </table:table-cell>
          <table:table-cell office:value-type="float" office:value="3832761027">
            <text:p>3832761027</text:p>
          </table:table-cell>
          <table:table-cell/>
          <table:table-cell office:value-type="float" office:value="29853">
            <text:p>29853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XeroxWorkCentre7232</text:p>
          </table:table-cell>
          <table:table-cell office:value-type="float" office:value="3312839244">
            <text:p>3312839244</text:p>
          </table:table-cell>
          <table:table-cell office:value-type="float" office:value="242691">
            <text:p>242691</text:p>
          </table:table-cell>
          <table:table-cell office:value-type="float" office:value="234601">
            <text:p>234601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eiria</text:p>
          </table:table-cell>
          <table:table-cell office:value-type="string">
            <text:p>XeroxWorkCentre7232</text:p>
          </table:table-cell>
          <table:table-cell office:value-type="float" office:value="3312784423">
            <text:p>3312784423</text:p>
          </table:table-cell>
          <table:table-cell office:value-type="float" office:value="219949">
            <text:p>219949</text:p>
          </table:table-cell>
          <table:table-cell office:value-type="float" office:value="208261">
            <text:p>208261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Loures</text:p>
          </table:table-cell>
          <table:table-cell office:value-type="string">
            <text:p>XeroxWorkCentre7242</text:p>
          </table:table-cell>
          <table:table-cell office:value-type="float" office:value="3312705990">
            <text:p>3312705990</text:p>
          </table:table-cell>
          <table:table-cell office:value-type="float" office:value="222878">
            <text:p>222878</text:p>
          </table:table-cell>
          <table:table-cell office:value-type="float" office:value="218728">
            <text:p>218728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string">
            <text:p>XeroxPhaser3635MFP</text:p>
          </table:table-cell>
          <table:table-cell office:value-type="float" office:value="3832753121">
            <text:p>3832753121</text:p>
          </table:table-cell>
          <table:table-cell/>
          <table:table-cell office:value-type="float" office:value="63426">
            <text:p>63426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XeroxWorkCentre7242</text:p>
          </table:table-cell>
          <table:table-cell office:value-type="float" office:value="3312803347">
            <text:p>3312803347</text:p>
          </table:table-cell>
          <table:table-cell office:value-type="float" office:value="208761">
            <text:p>208761</text:p>
          </table:table-cell>
          <table:table-cell office:value-type="float" office:value="357109">
            <text:p>357109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XeroxWorkCentre7242</text:p>
          </table:table-cell>
          <table:table-cell office:value-type="float" office:value="3312800151">
            <text:p>3312800151</text:p>
          </table:table-cell>
          <table:table-cell office:value-type="float" office:value="216712">
            <text:p>216712</text:p>
          </table:table-cell>
          <table:table-cell office:value-type="float" office:value="260730">
            <text:p>260730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fra</text:p>
          </table:table-cell>
          <table:table-cell table:number-columns-repeated="4"/>
        </table:table-row>
        <table:table-row table:style-name="ro1">
          <table:table-cell office:value-type="string">
            <text:p>Maia</text:p>
          </table:table-cell>
          <table:table-cell office:value-type="string">
            <text:p>XeroxWorkCentre7242</text:p>
          </table:table-cell>
          <table:table-cell office:value-type="float" office:value="3312839597">
            <text:p>3312839597</text:p>
          </table:table-cell>
          <table:table-cell office:value-type="float" office:value="307849">
            <text:p>307849</text:p>
          </table:table-cell>
          <table:table-cell office:value-type="float" office:value="411795">
            <text:p>411795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ia</text:p>
          </table:table-cell>
          <table:table-cell office:value-type="string">
            <text:p>XeroxWorkCentre7232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XeroxWorkCentre7242</text:p>
          </table:table-cell>
          <table:table-cell office:value-type="float" office:value="3312626410">
            <text:p>3312626410</text:p>
          </table:table-cell>
          <table:table-cell office:value-type="float" office:value="244060">
            <text:p>244060</text:p>
          </table:table-cell>
          <table:table-cell office:value-type="float" office:value="372751">
            <text:p>372751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arshopping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Mondego</text:p>
          </table:table-cell>
          <table:table-cell office:value-type="string">
            <text:p>XeroxWorkCentre7242</text:p>
          </table:table-cell>
          <table:table-cell office:value-type="float" office:value="3312818000">
            <text:p>3312818000</text:p>
          </table:table-cell>
          <table:table-cell office:value-type="float" office:value="160655">
            <text:p>160655</text:p>
          </table:table-cell>
          <table:table-cell office:value-type="float" office:value="155678">
            <text:p>155678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string">
            <text:p>XeroxPhaser3635MFP</text:p>
          </table:table-cell>
          <table:table-cell office:value-type="float" office:value="3832753040">
            <text:p>3832753040</text:p>
          </table:table-cell>
          <table:table-cell/>
          <table:table-cell office:value-type="float" office:value="62490">
            <text:p>62490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XeroxWorkCentre7242</text:p>
          </table:table-cell>
          <table:table-cell office:value-type="float" office:value="3312819073">
            <text:p>3312819073</text:p>
          </table:table-cell>
          <table:table-cell office:value-type="float" office:value="199023">
            <text:p>199023</text:p>
          </table:table-cell>
          <table:table-cell office:value-type="float" office:value="186977">
            <text:p>186977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XeroxWorkCentre7232</text:p>
          </table:table-cell>
          <table:table-cell office:value-type="float" office:value="3312839104">
            <text:p>3312839104</text:p>
          </table:table-cell>
          <table:table-cell office:value-type="float" office:value="181696">
            <text:p>181696</text:p>
          </table:table-cell>
          <table:table-cell office:value-type="float" office:value="273701">
            <text:p>273701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livais</text:p>
          </table:table-cell>
          <table:table-cell office:value-type="string">
            <text:p>XeroxWorkCentre7242</text:p>
          </table:table-cell>
          <table:table-cell office:value-type="float" office:value="3312862602">
            <text:p>3312862602</text:p>
          </table:table-cell>
          <table:table-cell office:value-type="float" office:value="199647">
            <text:p>199647</text:p>
          </table:table-cell>
          <table:table-cell office:value-type="float" office:value="240140">
            <text:p>240140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Ovar</text:p>
          </table:table-cell>
          <table:table-cell office:value-type="string">
            <text:p>XeroxWorkCentre7242</text:p>
          </table:table-cell>
          <table:table-cell office:value-type="float" office:value="3312818930">
            <text:p>3312818930</text:p>
          </table:table-cell>
          <table:table-cell office:value-type="float" office:value="183243">
            <text:p>183243</text:p>
          </table:table-cell>
          <table:table-cell office:value-type="float" office:value="214043">
            <text:p>214043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string">
            <text:p>XeroxPhaser3635MFP</text:p>
          </table:table-cell>
          <table:table-cell office:value-type="float" office:value="3832761116">
            <text:p>3832761116</text:p>
          </table:table-cell>
          <table:table-cell/>
          <table:table-cell office:value-type="float" office:value="30626">
            <text:p>30626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XeroxWorkCentre7232</text:p>
          </table:table-cell>
          <table:table-cell office:value-type="float" office:value="3312779489">
            <text:p>3312779489</text:p>
          </table:table-cell>
          <table:table-cell office:value-type="float" office:value="164149">
            <text:p>164149</text:p>
          </table:table-cell>
          <table:table-cell office:value-type="float" office:value="248802">
            <text:p>248802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XeroxWC7120</text:p>
          </table:table-cell>
          <table:table-cell office:value-type="float" office:value="3320044056">
            <text:p>3320044056</text:p>
          </table:table-cell>
          <table:table-cell office:value-type="float" office:value="53247">
            <text:p>53247</text:p>
          </table:table-cell>
          <table:table-cell office:value-type="float" office:value="26928">
            <text:p>26928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. Miguel</text:p>
          </table:table-cell>
          <table:table-cell office:value-type="string">
            <text:p>XeroxWorkCentre7242</text:p>
          </table:table-cell>
          <table:table-cell office:value-type="float" office:value="3312818255">
            <text:p>3312818255</text:p>
          </table:table-cell>
          <table:table-cell office:value-type="float" office:value="185202">
            <text:p>185202</text:p>
          </table:table-cell>
          <table:table-cell office:value-type="float" office:value="275545">
            <text:p>275545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antarém</text:p>
          </table:table-cell>
          <table:table-cell office:value-type="string">
            <text:p>XeroxWorkCentre7242</text:p>
          </table:table-cell>
          <table:table-cell office:value-type="float" office:value="3312819138">
            <text:p>3312819138</text:p>
          </table:table-cell>
          <table:table-cell office:value-type="float" office:value="196914">
            <text:p>196914</text:p>
          </table:table-cell>
          <table:table-cell office:value-type="float" office:value="178040">
            <text:p>178040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string">
            <text:p>XeroxPhaser3635MFP</text:p>
          </table:table-cell>
          <table:table-cell office:value-type="float" office:value="3832758816">
            <text:p>3832758816</text:p>
          </table:table-cell>
          <table:table-cell/>
          <table:table-cell office:value-type="float" office:value="48917">
            <text:p>48917</text:p>
          </table:table-cell>
        </table:table-row>
        <table:table-row table:style-name="ro1">
          <table:table-cell office:value-type="string">
            <text:p>Setubal</text:p>
          </table:table-cell>
          <table:table-cell office:value-type="string">
            <text:p>XeroxWorkCentre7242</text:p>
          </table:table-cell>
          <table:table-cell table:number-columns-repeated="3"/>
        </table:table-row>
        <table:table-row table:style-name="ro1">
          <table:table-cell office:value-type="string">
            <text:p>Setúbal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 office:value-type="string">
            <text:p>XeroxWorkCentre7232</text:p>
          </table:table-cell>
          <table:table-cell office:value-type="float" office:value="3312775963">
            <text:p>3312775963</text:p>
          </table:table-cell>
          <table:table-cell office:value-type="float" office:value="273329">
            <text:p>273329</text:p>
          </table:table-cell>
          <table:table-cell office:value-type="float" office:value="357336">
            <text:p>357336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Sintra</text:p>
          </table:table-cell>
          <table:table-cell office:value-type="string">
            <text:p>XeroxPhaser3635MFP</text:p>
          </table:table-cell>
          <table:table-cell office:value-type="float" office:value="3963253043">
            <text:p>3963253043</text:p>
          </table:table-cell>
          <table:table-cell/>
          <table:table-cell office:value-type="float" office:value="5837">
            <text:p>5837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XeroxWorkCentre7232</text:p>
          </table:table-cell>
          <table:table-cell office:value-type="float" office:value="3312839287">
            <text:p>3312839287</text:p>
          </table:table-cell>
          <table:table-cell office:value-type="float" office:value="140627">
            <text:p>140627</text:p>
          </table:table-cell>
          <table:table-cell office:value-type="float" office:value="182475">
            <text:p>182475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ndela</text:p>
          </table:table-cell>
          <table:table-cell office:value-type="string">
            <text:p>XeroxWorkCentre7232</text:p>
          </table:table-cell>
          <table:table-cell office:value-type="float" office:value="3312839570">
            <text:p>3312839570</text:p>
          </table:table-cell>
          <table:table-cell office:value-type="float" office:value="137721">
            <text:p>137721</text:p>
          </table:table-cell>
          <table:table-cell office:value-type="float" office:value="198334">
            <text:p>198334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XeroxWorkCentre7232</text:p>
          </table:table-cell>
          <table:table-cell office:value-type="float" office:value="3312836202">
            <text:p>3312836202</text:p>
          </table:table-cell>
          <table:table-cell office:value-type="float" office:value="175076">
            <text:p>175076</text:p>
          </table:table-cell>
          <table:table-cell office:value-type="float" office:value="162660">
            <text:p>162660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string">
            <text:p>XeroxPhaser3635MFP</text:p>
          </table:table-cell>
          <table:table-cell table:number-columns-repeated="3"/>
        </table:table-row>
        <table:table-row table:style-name="ro1">
          <table:table-cell office:value-type="string">
            <text:p>Viana</text:p>
          </table:table-cell>
          <table:table-cell office:value-type="string">
            <text:p>XeroxWorkCentre7232</text:p>
          </table:table-cell>
          <table:table-cell office:value-type="float" office:value="3312839619">
            <text:p>3312839619</text:p>
          </table:table-cell>
          <table:table-cell office:value-type="float" office:value="219397">
            <text:p>219397</text:p>
          </table:table-cell>
          <table:table-cell office:value-type="float" office:value="244571">
            <text:p>244571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XeroxPhaser3635MFP</text:p>
          </table:table-cell>
          <table:table-cell office:value-type="float" office:value="3832756449">
            <text:p>3832756449</text:p>
          </table:table-cell>
          <table:table-cell/>
          <table:table-cell office:value-type="float" office:value="49654">
            <text:p>49654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XeroxWorkCentre7232</text:p>
          </table:table-cell>
          <table:table-cell office:value-type="float" office:value="3312839023">
            <text:p>3312839023</text:p>
          </table:table-cell>
          <table:table-cell office:value-type="float" office:value="236629">
            <text:p>236629</text:p>
          </table:table-cell>
          <table:table-cell office:value-type="float" office:value="276018">
            <text:p>276018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string">
            <text:p>XeroxPhaser3635MFP</text:p>
          </table:table-cell>
          <table:table-cell office:value-type="float" office:value="3832759707">
            <text:p>3832759707</text:p>
          </table:table-cell>
          <table:table-cell/>
          <table:table-cell office:value-type="float" office:value="61554">
            <text:p>61554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XeroxWorkCentre7232</text:p>
          </table:table-cell>
          <table:table-cell office:value-type="float" office:value="3312836105">
            <text:p>3312836105</text:p>
          </table:table-cell>
          <table:table-cell office:value-type="float" office:value="208807">
            <text:p>208807</text:p>
          </table:table-cell>
          <table:table-cell office:value-type="float" office:value="213448">
            <text:p>213448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string">
            <text:p>XeroxPhaser3635MFP</text:p>
          </table:table-cell>
          <table:table-cell table:number-columns-repeated="3"/>
        </table:table-row>
      </table:table>
      <table:database-ranges>
        <table:database-range table:target-range-address="Folha4.A1:Folha4.G100" table:display-filter-buttons="true">
          <table:filter>
            <table:filter-condition table:field-number="4" table:data-type="number" table:value="0" table:operator="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-12-2011</text:date>, <text:time>23:2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5T23:27:05</dc:date>
    <dc:creator>francisco </dc:creator>
    <meta:document-statistic meta:table-count="4" meta:cell-count="1682" meta:object-count="0"/>
    <meta:generator>OpenOffice.org/3.2$Linux OpenOffice.org_project/320m12$Build-9483</meta:generator>
  </office:meta>
</office:document-meta>
</file>